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d5c" officeooo:paragraph-rsid="000cbd5c"/>
    </style:style>
    <style:style style:name="P2" style:family="paragraph" style:parent-style-name="Standard">
      <style:text-properties officeooo:rsid="000e7835" officeooo:paragraph-rsid="000e7835"/>
    </style:style>
    <style:style style:name="P3" style:family="paragraph" style:parent-style-name="Standard">
      <style:text-properties officeooo:rsid="00102dda" officeooo:paragraph-rsid="00102dda"/>
    </style:style>
    <style:style style:name="P4" style:family="paragraph" style:parent-style-name="Standard">
      <style:text-properties style:font-name="Liberation Sans" fo:font-size="11pt" style:font-size-asian="11pt" style:font-size-complex="11pt"/>
    </style:style>
    <style:style style:name="P5" style:family="paragraph" style:parent-style-name="Standard">
      <style:text-properties style:font-name="Liberation Sans" fo:font-size="11pt" officeooo:rsid="000cbd5c" officeooo:paragraph-rsid="000cbd5c" style:font-size-asian="11pt" style:font-size-complex="11pt"/>
    </style:style>
    <style:style style:name="P6" style:family="paragraph" style:parent-style-name="Standard">
      <style:text-properties style:font-name="Liberation Sans" fo:font-size="11pt" fo:font-style="italic" officeooo:rsid="00130a47" officeooo:paragraph-rsid="001192da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Liberation Mono" fo:font-size="11pt" style:font-size-asian="11pt" style:font-size-complex="11pt"/>
    </style:style>
    <style:style style:name="P8" style:family="paragraph" style:parent-style-name="Standard">
      <style:text-properties style:font-name="Courier" fo:font-size="10pt" style:font-size-asian="10pt" style:font-size-complex="10pt"/>
    </style:style>
    <style:style style:name="P9" style:family="paragraph" style:parent-style-name="Standard">
      <style:text-properties style:font-name="Courier" fo:font-size="10pt" officeooo:rsid="0013166f" officeooo:paragraph-rsid="0013166f" style:font-size-asian="10pt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0cbd5c" officeooo:paragraph-rsid="000cbd5c" style:font-weight-asian="bold" style:font-weight-complex="bold"/>
    </style:style>
    <style:style style:name="P12" style:family="paragraph" style:parent-style-name="Standard">
      <style:text-properties fo:color="#e3615c" loext:opacity="100%" style:font-name="Courier" fo:font-size="10pt" fo:font-weight="bold" officeooo:rsid="0013166f" officeooo:paragraph-rsid="0013166f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Courier" fo:font-size="10pt" style:font-size-asian="10pt" style:font-size-complex="10pt"/>
    </style:style>
    <style:style style:name="P1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.2602in" style:contextual-spacing="false" fo:orphans="2" fo:widows="2" fo:text-indent="0in" style:auto-text-indent="false" fo:background-color="#ffffff" fo:padding="0in" fo:border="none"/>
      <style:text-properties fo:font-variant="normal" fo:text-transform="none" fo:color="#888888" loext:opacity="100%" style:font-name="Open Sans" fo:font-size="10.5pt" fo:letter-spacing="normal" fo:font-style="normal" fo:font-weight="normal"/>
    </style:style>
    <style:style style:name="P1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</style:style>
    <style:style style:name="P16" style:family="paragraph" style:parent-style-name="Standard">
      <style:text-properties fo:font-weight="bold" officeooo:rsid="0015935b" officeooo:paragraph-rsid="0015935b" style:font-weight-asian="bold" style:font-weight-complex="bold"/>
    </style:style>
    <style:style style:name="P17" style:family="paragraph" style:parent-style-name="Standard">
      <style:text-properties style:font-name="Liberation Sans" fo:font-size="11pt" style:font-size-asian="11pt" style:font-size-complex="11pt"/>
    </style:style>
    <style:style style:name="P18" style:family="paragraph" style:parent-style-name="Standard">
      <style:text-properties style:font-name="Liberation Sans" fo:font-size="11pt" officeooo:paragraph-rsid="0015935b" style:font-size-asian="11pt" style:font-size-complex="11pt"/>
    </style:style>
    <style:style style:name="P19" style:family="paragraph" style:parent-style-name="Standard">
      <style:text-properties style:font-name="Liberation Sans" fo:font-size="11pt" officeooo:paragraph-rsid="00176b41" style:font-size-asian="11pt" style:font-size-complex="11pt"/>
    </style:style>
    <style:style style:name="P20" style:family="paragraph" style:parent-style-name="Standard" style:list-style-name="L1">
      <style:text-properties style:font-name="Liberation Sans" fo:font-size="11pt" officeooo:paragraph-rsid="00176b41" style:font-size-asian="11pt" style:font-size-complex="11pt"/>
    </style:style>
    <style:style style:name="P21" style:family="paragraph" style:parent-style-name="Standard">
      <style:text-properties style:font-name="Liberation Sans" fo:font-size="11pt" officeooo:paragraph-rsid="001192da" style:font-size-asian="11pt" style:font-size-complex="11pt"/>
    </style:style>
    <style:style style:name="P22" style:family="paragraph" style:parent-style-name="Standard">
      <style:text-properties style:font-name="Courier" fo:font-size="10pt" officeooo:paragraph-rsid="00176b41" style:font-size-asian="10pt" style:font-size-complex="10pt"/>
    </style:style>
    <style:style style:name="P23" style:family="paragraph" style:parent-style-name="Standard">
      <style:text-properties officeooo:paragraph-rsid="00176b41"/>
    </style:style>
    <style:style style:name="T1" style:family="text">
      <style:text-properties officeooo:rsid="000cbd5c"/>
    </style:style>
    <style:style style:name="T2" style:family="text">
      <style:text-properties officeooo:rsid="000e7835"/>
    </style:style>
    <style:style style:name="T3" style:family="text">
      <style:text-properties officeooo:rsid="001262f4"/>
    </style:style>
    <style:style style:name="T4" style:family="text">
      <style:text-properties style:font-name="Liberation Sans" fo:font-size="11pt" style:font-size-asian="11pt" style:font-size-complex="11pt"/>
    </style:style>
    <style:style style:name="T5" style:family="text">
      <style:text-properties style:font-name="Liberation Sans" fo:font-size="11pt" officeooo:rsid="00144557" style:font-size-asian="11pt" style:font-size-complex="11pt"/>
    </style:style>
    <style:style style:name="T6" style:family="text">
      <style:text-properties style:font-name="Liberation Sans" fo:font-size="11pt" officeooo:rsid="000e7835" style:font-size-asian="11pt" style:font-size-complex="11pt"/>
    </style:style>
    <style:style style:name="T7" style:family="text">
      <style:text-properties officeooo:rsid="00130a4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0a47" style:font-style-asian="italic" style:font-style-complex="italic"/>
    </style:style>
    <style:style style:name="T10" style:family="text">
      <style:text-properties fo:font-variant="normal" fo:text-transform="none" fo:color="#888888" loext:opacity="100%" style:font-name="Open Sans" fo:font-size="10.5pt" fo:letter-spacing="normal" fo:font-style="normal" fo:font-weight="normal"/>
    </style:style>
    <style:style style:name="T11" style:family="text">
      <style:text-properties fo:font-variant="normal" fo:text-transform="none" fo:color="#888888" loext:opacity="100%" style:font-name="Open Sans" fo:font-size="10.5pt" fo:letter-spacing="normal" fo:font-style="normal" fo:font-weight="normal" loext:padding="0in" loext:border="none"/>
    </style:style>
    <style:style style:name="T12" style:family="text">
      <style:text-properties fo:color="#e3615c" loext:opacity="100%" fo:font-weight="bold" officeooo:rsid="00144557" style:font-weight-asian="bold" style:font-weight-complex="bold"/>
    </style:style>
    <style:style style:name="T13" style:family="text">
      <style:text-properties officeooo:rsid="0015935b"/>
    </style:style>
    <style:style style:name="T14" style:family="text">
      <style:text-properties officeooo:rsid="00176b41"/>
    </style:style>
    <style:style style:name="T15" style:family="text">
      <style:text-properties officeooo:rsid="001832c1"/>
    </style:style>
    <style:style style:name="T16" style:family="text">
      <style:text-properties officeooo:rsid="00183f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119"/><text:span text:style-name="T13">01</text:span> <text:span text:style-name="T13">Octobre</text:span> 2021</text:p>
      <text:p text:style-name="P16">HAINGO</text:p>
      <text:p text:style-name="P5"><text:span text:style-name="T14">Enrouement</text:span></text:p>
      <text:p text:style-name="P1"><text:s text:c="83"/></text:p>
      <text:p text:style-name="P10">PHYTO<text:span text:style-name="T7">THERAPIE</text:span> <text:s/></text:p>
      <text:p text:style-name="P21">Tisane <text:span text:style-name="T13">Thym, eucalyptus </text:span><text:span text:style-name="T16">radié </text:span><text:span text:style-name="T13">à parts égales</text:span></text:p>
      <text:p text:style-name="P19"><text:s text:c="2"/></text:p>
      <text:p text:style-name="P19"><text:s text:c="2"/>PRÉPARATION : </text:p>
      <text:p text:style-name="P19"><text:s text:c="2"/>Me<text:span text:style-name="T14">tt</text:span>ez 4 cuillerées à soupe du mélange pour 1<text:span text:style-name="T14">L </text:span>d'eau.</text:p>
      <text:list xml:id="list1632553146" text:style-name="L1">
        <text:list-item>
          <text:p text:style-name="P20">Faites bouillir 3 minutes.</text:p>
        </text:list-item>
        <text:list-item>
          <text:p text:style-name="P20">Laissez infuser 10 minutes</text:p>
        </text:list-item>
        <text:list-item>
          <text:p text:style-name="P20">Filtrez.</text:p>
        </text:list-item>
      </text:list>
      <text:p text:style-name="P4"><text:s text:c="32"/></text:p>
      <text:p text:style-name="P19"><text:s text:c="3"/>UTILISATION : <text:span text:style-name="T15">T</text:span>isane pour la journée, à boire régulièrement <text:span text:style-name="T14">dans la journée</text:span> <text:s/></text:p>
      <text:p text:style-name="P19"><text:s text:c="3"/>avec un peu de miel bio <text:s text:c="78"/></text:p>
      <text:p text:style-name="P7"><text:s text:c="85"/></text:p>
      <text:p text:style-name="P10">AROMA <text:span text:style-name="T7">THERAPIE</text:span></text:p>
      <text:p text:style-name="P18"><text:s text:c="3"/>- HE Myrte, Myrtus communis (plante fleurie) 1 goutte </text:p>
      <text:p text:style-name="P18"><text:span text:style-name="T2"><text:s text:c="3"/>- T</text:span><text:span text:style-name="T13">einture </text:span><text:span text:style-name="T2">M</text:span><text:span text:style-name="T13">ère</text:span><text:span text:style-name="T2"> Erysimum officinalis 30 gouttes</text:span></text:p>
      <text:p text:style-name="P18">Matin midi et soir après le repas dans un peu d'eau <text:span text:style-name="T13">tiède</text:span></text:p>
      <text:p text:style-name="P23"><text:span text:style-name="T6"><text:s/></text:span></text:p>
      <text:p text:style-name="P10">NUTRITION</text:p>
      <text:p text:style-name="Standard"><text:span text:style-name="T4"/></text:p>
      <text:p text:style-name="P11">DIVERS</text:p>
      <text:p text:style-name="P19"><text:span text:style-name="T2"><text:s text:c="2"/>- Ne pas forcer sa voix, </text:span><text:span text:style-name="T14">g</text:span><text:span text:style-name="T2">arder un foulard autour du cou, le froid aggrave la congestion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3:51:39.523744703</meta:creation-date>
    <dc:date>2021-10-01T19:51:53.437413670</dc:date>
    <meta:editing-duration>PT1H48M26S</meta:editing-duration>
    <meta:editing-cycles>9</meta:editing-cycles>
    <meta:generator>LibreOffice/7.1.3.2$Linux_X86_64 LibreOffice_project/47f78053abe362b9384784d31a6e56f8511eb1c1</meta:generator>
    <meta:document-statistic meta:table-count="0" meta:image-count="0" meta:object-count="0" meta:page-count="1" meta:paragraph-count="24" meta:word-count="104" meta:character-count="1015" meta:non-whitespace-character-count="508"/>
  </office:meta>
</office:document-meta>
</file>